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CE415F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style:font-name="Consolas1" fo:font-weight="normal"/>
    </style:style>
    <style:style style:name="T16" style:family="text">
      <style:text-properties fo:color="#b08b35" loext:opacity="100%" style:font-name="Consolas1" fo:font-size="8.25pt" fo:font-weight="normal"/>
    </style:style>
    <style:style style:name="T17" style:family="text">
      <style:text-properties style:font-name="Consolas1" fo:font-size="8.25pt" fo:font-weight="normal"/>
    </style:style>
    <style:style style:name="T18" style:family="text">
      <style:text-properties fo:color="#926600" loext:opacity="100%" style:font-name="Consolas1" fo:font-size="8.25pt" fo:font-weight="normal"/>
    </style:style>
    <style:style style:name="T19" style:family="text">
      <style:text-properties fo:color="#2b91af" loext:opacity="100%" style:font-name="Consolas1" fo:font-size="8.25pt" fo:font-weight="normal"/>
    </style:style>
    <style:style style:name="T20" style:family="text">
      <style:text-properties fo:color="#eb2177" loext:opacity="100%" style:font-name="Consolas1" fo:font-size="8.25pt" fo:font-weight="normal"/>
    </style:style>
    <style:style style:name="T21" style:family="text">
      <style:text-properties fo:color="#926600" loext:opacity="100%" fo:font-size="5pt"/>
    </style:style>
    <style:style style:name="T22" style:family="text">
      <style:text-properties fo:font-size="5pt"/>
    </style:style>
    <style:style style:name="T23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60.29593 seconds</text:p>
      <text:p text:style-name="P16">Final train loss: 0.25893038511276245</text:p>
      <text:p text:style-name="P16">Final test loss: 0.8648252487182617</text:p>
      <text:p text:style-name="P16">Final train accuracy: 0.9701</text:p>
      <text:p text:style-name="P16">Final test accuracy: 0.8548</text:p>
      <text:p text:style-name="P16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6"/>
      <text:p text:style-name="P20"><text:span text:style-name="T21">H</text:span><text:span text:style-name="T22">IDDEN_LAYER_SIZE = 250</text:span></text:p>
      <text:p text:style-name="P21">    BATCH_SIZE = 32</text:p>
      <text:p text:style-name="P21">    N_ITERATIONS = 5001</text:p>
      <text:p text:style-name="P21">    model = nn.Sequential(</text:p>
      <text:p text:style-name="P21">        nn.Linear(num_features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NUM_AUTHORS),</text:p>
      <text:p text:style-name="P21">    ).to(DEVICE)</text:p>
      <text:p text:style-name="P21">Total time training 235.64094 seconds</text:p>
      <text:p text:style-name="P21">Final train loss: 0.3576433062553406</text:p>
      <text:p text:style-name="P21">Final test loss: 1.2684276103973389</text:p>
      <text:p text:style-name="P21">Final train accuracy: 0.93595</text:p>
      <text:p text:style-name="P21">Final test accuracy: 0.8354</text:p>
      <text:p text:style-name="P21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><text:span text:style-name="T21">H</text:span><text:span text:style-name="T22">IDDEN_LAYER_SIZE = 250</text:span></text:p>
      <text:p text:style-name="P23">    BATCH_SIZE = 32</text:p>
      <text:p text:style-name="P23">    N_ITERATIONS = <text:span text:style-name="T23">7500</text:span></text:p>
      <text:p text:style-name="P23">    model = nn.Sequential(</text:p>
      <text:p text:style-name="P23">        nn.Linear(num_features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NUM_AUTHORS),</text:p>
      <text:p text:style-name="P23">    ).to(DEVICE)</text:p>
      <text:p text:style-name="P23"/>
      <text:p text:style-name="P23">Total time training 288.20784 seconds</text:p>
      <text:p text:style-name="P23">Final train loss: 1.0396863222122192</text:p>
      <text:p text:style-name="P23">Final test loss: 0.9286990165710449</text:p>
      <text:p text:style-name="P23">Final train accuracy: 0.955</text:p>
      <text:p text:style-name="P23">Final test accuracy: 0.8478</text:p>
      <text:p text:style-name="P23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3"/>
      <text:p text:style-name="P23"/>
      <text:p text:style-name="P24"><text:span text:style-name="T21">H</text:span><text:span text:style-name="T22">IDDEN_LAYER_SIZE = 250</text:span></text:p>
      <text:p text:style-name="P25">    BATCH_SIZE = 32</text:p>
      <text:p text:style-name="P25">    N_ITERATIONS = <text:span text:style-name="T23">12501</text:span></text:p>
      <text:p text:style-name="P25">    model = nn.Sequential(</text:p>
      <text:p text:style-name="P25">        nn.Linear(num_features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NUM_AUTHORS),</text:p>
      <text:p text:style-name="P25">    ).to(DEVICE)</text:p>
      <text:p text:style-name="P25">Total time training 500.86036 seconds</text:p>
      <text:p text:style-name="P25">Final train loss: 0.08774290233850479</text:p>
      <text:p text:style-name="P25">Final test loss: 0.7099981307983398</text:p>
      <text:p text:style-name="P25">Final train accuracy: 0.97455</text:p>
      <text:p text:style-name="P25">Final test accuracy: 0.8584</text:p>
      <text:p text:style-name="P25"/>
      <text:p text:style-name="P25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5"/>
      <text:p text:style-name="P25"/>
      <text:p text:style-name="P25"/>
      <text:p text:style-name="P26"/>
      <text:p text:style-name="P25"><text:s text:c="4"/>HIDDEN_LAYER_SIZE = 2000</text:p>
      <text:p text:style-name="P25"><text:s text:c="4"/>BATCH_SIZE = 32</text:p>
      <text:p text:style-name="P25"><text:s text:c="4"/>N_ITERATIONS = 2501</text:p>
      <text:p text:style-name="P25"><text:s text:c="4"/>model = nn.Sequential(</text:p>
      <text:p text:style-name="P25"><text:s text:c="8"/>nn.Linear(num_features, HIDDEN_LAYER_SIZE),</text:p>
      <text:p text:style-name="P25"><text:s text:c="8"/>nn.BatchNorm1d(HIDDEN_LAYER_SIZE),</text:p>
      <text:p text:style-name="P25"><text:s text:c="8"/>nn.ReLU(),</text:p>
      <text:p text:style-name="P25"><text:s text:c="8"/>nn.Linear(HIDDEN_LAYER_SIZE, HIDDEN_LAYER_SIZE),</text:p>
      <text:p text:style-name="P25"><text:s text:c="8"/>nn.BatchNorm1d(HIDDEN_LAYER_SIZE),</text:p>
      <text:p text:style-name="P25"><text:s text:c="8"/>nn.ReLU(),</text:p>
      <text:p text:style-name="P25"><text:s text:c="8"/>nn.Linear(HIDDEN_LAYER_SIZE, HIDDEN_LAYER_SIZE),</text:p>
      <text:p text:style-name="P25"><text:s text:c="8"/>nn.BatchNorm1d(HIDDEN_LAYER_SIZE),</text:p>
      <text:p text:style-name="P25"><text:s text:c="8"/>nn.ReLU(),</text:p>
      <text:p text:style-name="P25"><text:s text:c="8"/>nn.Linear(HIDDEN_LAYER_SIZE, HIDDEN_LAYER_SIZE),</text:p>
      <text:p text:style-name="P25"><text:s text:c="8"/>nn.BatchNorm1d(HIDDEN_LAYER_SIZE),</text:p>
      <text:p text:style-name="P25"><text:s text:c="8"/>nn.ReLU(),</text:p>
      <text:p text:style-name="P25"><text:s text:c="8"/>nn.Linear(HIDDEN_LAYER_SIZE, HIDDEN_LAYER_SIZE),</text:p>
      <text:p text:style-name="P25"><text:s text:c="8"/>nn.BatchNorm1d(HIDDEN_LAYER_SIZE),</text:p>
      <text:p text:style-name="P25"><text:s text:c="8"/>nn.ReLU(),</text:p>
      <text:p text:style-name="P25"><text:s text:c="8"/>nn.Linear(HIDDEN_LAYER_SIZE, NUM_AUTHORS),</text:p>
      <text:p text:style-name="P25"><text:s text:c="4"/>).to(DEVICE)</text:p>
      <text:p text:style-name="P25">Total time training 403.65648 seconds</text:p>
      <text:p text:style-name="P25">Final train loss: 0.1675734519958496</text:p>
      <text:p text:style-name="P25">Final test loss: 0.5414897799491882</text:p>
      <text:p text:style-name="P25">Final train accuracy: 0.96005</text:p>
      <text:p text:style-name="P25">Final test accuracy: 0.8568</text:p>
      <text:p text:style-name="P25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5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4</meta:editing-cycles>
    <meta:generator>LibreOffice/24.8.6.2$Windows_X86_64 LibreOffice_project/6d98ba145e9a8a39fc57bcc76981d1fb1316c60c</meta:generator>
    <meta:editing-duration>PT3H14M36S</meta:editing-duration>
    <dc:date>2025-04-11T17:01:03.877000000</dc:date>
    <meta:document-statistic meta:table-count="0" meta:image-count="36" meta:object-count="0" meta:page-count="15" meta:paragraph-count="528" meta:word-count="1129" meta:character-count="18250" meta:non-whitespace-character-count="14577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